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use-window-font-color="true" style:font-name="Monaco" fo:font-size="10pt" style:font-name-asian="Monaco" style:font-size-asian="10pt" style:font-name-complex="Monaco" style:font-size-complex="10pt"/>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list-style-name="L2">
      <style:text-properties style:font-name="Times New Roman" fo:font-size="12pt" style:font-size-asian="12pt" style:font-size-complex="12pt"/>
    </style:style>
    <style:style style:name="P5" style:family="paragraph" style:parent-style-name="Standard" style:list-style-name="L5"/>
    <style:style style:name="P6" style:family="paragraph" style:parent-style-name="Standard">
      <style:text-properties fo:font-size="12pt" style:font-size-asian="12pt" style:font-size-complex="12pt"/>
    </style:style>
    <style:style style:name="P7" style:family="paragraph" style:parent-style-name="Standard" style:list-style-name="L4">
      <style:text-properties fo:font-size="12pt" style:font-size-asian="12pt" style:font-size-complex="12pt"/>
    </style:style>
    <style:style style:name="P8" style:family="paragraph" style:parent-style-name="Standard" style:list-style-name="L5">
      <style:text-properties fo:font-size="12pt" style:font-size-asian="12pt" style:font-size-complex="12pt"/>
    </style:style>
    <style:style style:name="T1" style:family="text">
      <style:text-properties style:use-window-font-color="true" fo:font-size="10pt" style:font-name-asian="Monaco" style:font-size-asian="10pt" style:font-name-complex="Monaco" style:font-size-complex="10pt"/>
    </style:style>
    <style:style style:name="T2" style:family="text">
      <style:text-properties style:use-window-font-color="true" style:font-name="Monaco" fo:font-size="10pt" style:font-name-asian="Monaco" style:font-size-asian="10pt" style:font-name-complex="Monaco" style:font-size-complex="10pt"/>
    </style:style>
    <style:style style:name="T3" style:family="text">
      <style:text-properties style:use-window-font-color="true" style:font-name="Times New Roman" fo:font-size="10pt" style:font-name-asian="Monaco" style:font-size-asian="10pt" style:font-name-complex="Monaco" style:font-size-complex="10pt"/>
    </style:style>
    <style:style style:name="T4" style:family="text">
      <style:text-properties style:use-window-font-color="true" style:font-name="Times New Roman" style:font-name-asian="Monaco" style:font-name-complex="Monaco"/>
    </style:style>
    <style:style style:name="T5" style:family="text">
      <style:text-properties style:use-window-font-color="true" style:font-name-asian="Monaco" style:font-name-complex="Monaco"/>
    </style:style>
    <style:style style:name="T6" style:family="text">
      <style:text-properties style:font-name="Times New Roman"/>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rkChat – <text:s/>a light weight, [almost] server-free, push-based robust p2p network with a chat payload.</text:h>
      <text:p text:style-name="Text_20_body">Nathan Griffith and Ahmet Aktay</text:p>
      <text:p text:style-name="Text_20_body"/>
      <text:h text:style-name="Heading_20_2" text:outline-level="2">Documentation</text:h>
      <text:h text:style-name="Heading_20_3" text:outline-level="3">Client</text:h>
      <text:p text:style-name="Standard">Executing Client starts up a node with the following parameters (with defaults)</text:p>
      <text:p text:style-name="P1">-p [port_num:int] -t [nthreads:int] -u [username:string] -sip [server_ip:string] -sp [server_port:int] -s (server flag)</text:p>
      <text:list xml:id="list1218744162" text:style-name="L2">
        <text:list-item>
          <text:p text:style-name="P4"><text:span text:style-name="T5">port_num : 6789 : the port the node will listen on</text:span></text:p>
        </text:list-item>
        <text:list-item>
          <text:p text:style-name="P4"><text:span text:style-name="T5">nthreads : 5 : <text:s/>number of concurrent threads that respond to requests.</text:span></text:p>
        </text:list-item>
        <text:list-item>
          <text:p text:style-name="P4"><text:span text:style-name="T5">Username : “” : the username the node will broadcast. Not specifying a username will prompt you for one.</text:span></text:p>
        </text:list-item>
        <text:list-item>
          <text:p text:style-name="P4"><text:span text:style-name="T5">server_ip &amp; server_port : 128.36.171.168 &amp; 7890 : the address of the server to bootstrap from.</text:span></text:p>
        </text:list-item>
        <text:list-item>
          <text:p text:style-name="P4"><text:span text:style-name="T5">server_flag : whether this node should behave like a server.</text:span></text:p>
        </text:list-item>
      </text:list>
      <text:p text:style-name="P3"><text:span text:style-name="T5"/></text:p>
      <text:p text:style-name="P6"><text:span text:style-name="T4">The node n will start up with the given parameters and, unless it is flagged as a server,</text:span></text:p>
      <text:list xml:id="list733086978" text:style-name="L4">
        <text:list-item>
          <text:p text:style-name="P7"><text:span text:style-name="T4">declare itself to the server – the server declares to all online nodes linked to n that n is online at this address.</text:span></text:p>
        </text:list-item>
        <text:list-item>
          <text:p text:style-name="P7"><text:span text:style-name="T4">request network information from the server – the server responds with a list of usernames that are linked to this node.</text:span></text:p>
        </text:list-item>
        <text:list-item>
          <text:p text:style-name="P7"><text:span text:style-name="T4">and declares itself to all of its linked nodes – the linked nodes propagate this declaration one step further.</text:span></text:p>
        </text:list-item>
      </text:list>
      <text:p text:style-name="P6"><text:span text:style-name="T4"/></text:p>
      <text:p text:style-name="P6"><text:span text:style-name="T4">Any node that has a link to n that receives a declaration of n responds to the specified address with a declaration of its own address. In this manner node n receives at least one declaration from all reachable sessions of all nodes linked to it. It inserts or updates each address it is pinged from in the corresponding node's session list.</text:span></text:p>
      <text:p text:style-name="P6"><text:span text:style-name="T4"/></text:p>
      <text:p text:style-name="P6"><text:span text:style-name="T4"/></text:p>
      <text:p text:style-name="P6"><text:span text:style-name="T4">The node n has now built a collection of nodes with addresses, grouped by what username they identify as. It is up and running.</text:span></text:p>
      <text:list xml:id="list1700445691" text:style-name="L5">
        <text:list-item>
          <text:p text:style-name="P8"><text:span text:style-name="T4">It is ready to actively chat with these users by sending a chat message to all nodes identifying with the same username</text:span></text:p>
        </text:list-item>
        <text:list-item>
          <text:p text:style-name="P8"><text:span text:style-name="T4">It is listening for incoming chat messages</text:span></text:p>
        </text:list-item>
        <text:list-item>
          <text:p text:style-name="P8"><text:span text:style-name="T4">It is listening for topology information requests and online declarations from other users, which it can respond to and/or pass along to other users.</text:span></text:p>
        </text:list-item>
        <text:list-item>
          <text:p text:style-name="P8">If node n is a server, the only distinction is that does not actively declare itself as online. A client has a superset of the functionality of a server node.</text:p>
        </text:list-item>
        <text:list-item>
          <text:p text:style-name="P8"/>
          <text:p text:style-name="P5"><text:span text:style-name="T3"/></text:p>
        </text:list-item>
      </text:list>
      <text:p text:style-name="P2"><text:span text:style-name="T1"/></text:p>
      <text:p text:style-name="P2"><text:span text:style-name="T1"/></text:p>
      <text:p text:style-name="P1"><text:soft-page-break/></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hmet Aktay</meta:initial-creator>
    <meta:creation-date>2010-05-12T10:54:44</meta:creation-date>
    <dc:date>2010-05-12T12:53:58</dc:date>
    <dc:creator>Ahmet Aktay</dc:creator>
    <meta:editing-duration>PT01H29M02S</meta:editing-duration>
    <meta:editing-cycles>12</meta:editing-cycles>
    <meta:generator>OpenOffice.org/3.2$Unix OpenOffice.org_project/320m12$Build-9483</meta:generator>
    <meta:document-statistic meta:table-count="0" meta:image-count="0" meta:object-count="0" meta:page-count="2" meta:paragraph-count="21" meta:word-count="377" meta:character-count="2109"/>
  </office:meta>
</office:document-meta>
</file>